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Courier 10 Pitch" fo:font-size="16pt" officeooo:rsid="00045ea4" officeooo:paragraph-rsid="00045ea4" style:font-size-asian="16pt" style:font-size-complex="16pt"/>
    </style:style>
    <style:style style:name="P2" style:family="paragraph" style:parent-style-name="Text_20_body">
      <style:text-properties officeooo:rsid="00087423" officeooo:paragraph-rsid="000b6937"/>
    </style:style>
    <style:style style:name="P3" style:family="paragraph" style:parent-style-name="Heading_20_2">
      <style:text-properties officeooo:rsid="000b6937" officeooo:paragraph-rsid="000b6937"/>
    </style:style>
    <style:style style:name="P4" style:family="paragraph" style:parent-style-name="Heading_20_2">
      <style:text-properties officeooo:paragraph-rsid="000d5086"/>
    </style:style>
    <style:style style:name="P5" style:family="paragraph" style:parent-style-name="Heading_20_3">
      <style:text-properties officeooo:paragraph-rsid="000b6937"/>
    </style:style>
    <style:style style:name="P6" style:family="paragraph" style:parent-style-name="Heading_20_3">
      <style:text-properties officeooo:paragraph-rsid="000d5086"/>
    </style:style>
    <style:style style:name="P7" style:family="paragraph" style:parent-style-name="Heading_20_3">
      <style:paragraph-properties fo:break-before="page"/>
      <style:text-properties officeooo:rsid="00087423" officeooo:paragraph-rsid="000b6937"/>
    </style:style>
    <style:style style:name="P8" style:family="paragraph" style:parent-style-name="Heading_20_3">
      <style:paragraph-properties fo:break-before="page"/>
      <style:text-properties officeooo:paragraph-rsid="000d5086"/>
    </style:style>
    <style:style style:name="P9" style:family="paragraph" style:parent-style-name="Text_20_body">
      <style:text-properties officeooo:rsid="00087423" officeooo:paragraph-rsid="000b6937"/>
    </style:style>
    <style:style style:name="P10" style:family="paragraph" style:parent-style-name="Text_20_body">
      <style:text-properties officeooo:paragraph-rsid="000d5086"/>
    </style:style>
    <style:style style:name="P11" style:family="paragraph" style:parent-style-name="Heading_20_1" style:master-page-name="Right_20_Page">
      <style:paragraph-properties style:page-number="auto"/>
      <style:text-properties officeooo:paragraph-rsid="000d5086"/>
    </style:style>
    <style:style style:name="P12" style:family="paragraph" style:parent-style-name="Standard">
      <style:text-properties style:font-name="Courier 10 Pitch" fo:font-size="16pt" officeooo:rsid="00045ea4" officeooo:paragraph-rsid="000d5086" style:font-size-asian="16pt" style:font-size-complex="16pt"/>
    </style:style>
    <style:style style:name="T1" style:family="text">
      <style:text-properties officeooo:rsid="0008f0b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1" text:outline-level="1">Hallelujah (Leonard Cohen)</text:h>
      <text:h text:style-name="P4" text:outline-level="2">Time Signature: 6/8</text:h>
      <text:h text:style-name="P4" text:outline-level="2">Chords: Am, C, Em, F, G</text:h>
      <text:h text:style-name="P4" text:outline-level="2">Tempo: 60 - 80 BPM</text:h>
      <text:p text:style-name="P12"/>
      <text:h text:style-name="P8" text:outline-level="3">[INTRO]</text:h>
      <text:p text:style-name="P10">C <text:s/>Am <text:s/>C <text:s/>Am</text:p>
      <text:h text:style-name="P6" text:outline-level="3">[VERSE 1]</text:h>
      <text:p text:style-name="P10"><text:s text:c="6"/>C <text:s text:c="16"/>Am</text:p>
      <text:p text:style-name="P10">Now I've heard there was a secret chord</text:p>
      <text:p text:style-name="P10"><text:s text:c="5"/>C <text:s text:c="18"/>Am</text:p>
      <text:p text:style-name="P10">That David played and it pleased the Lord</text:p>
      <text:p text:style-name="P10"><text:s text:c="4"/>F <text:s text:c="15"/>G <text:s text:c="14"/>C <text:s text:c="4"/>G</text:p>
      <text:p text:style-name="P10">But you don't really care for music, do you?</text:p>
      <text:p text:style-name="P10"><text:s text:c="3"/>C <text:s text:c="18"/>F <text:s text:c="10"/>G</text:p>
      <text:p text:style-name="P10">It goes like this, the fourth, the fifth,</text:p>
      <text:p text:style-name="P10"><text:s text:c="4"/>Am <text:s text:c="13"/>F</text:p>
      <text:p text:style-name="P10">The minor fall, the major lift,</text:p>
      <text:p text:style-name="P10"><text:s text:c="4"/>G <text:s text:c="15"/>Em <text:s text:c="9"/>Am</text:p>
      <text:p text:style-name="P10">The baffled king composing, Hallelujah.</text:p>
      <text:h text:style-name="P6" text:outline-level="3">[CHORUS]</text:h>
      <text:p text:style-name="P10"><text:s text:c="5"/>F <text:s text:c="10"/>Am <text:s text:c="9"/>F <text:s text:c="8"/>C <text:s/>G C</text:p>
      <text:p text:style-name="P10">Hallelujah, Hallelujah, Hallelujah, Hallelujah.</text:p>
      <text:p text:style-name="P10">Am C Am</text:p>
      <text:h text:style-name="P6" text:outline-level="3">[VERSE 2]</text:h>
      <text:p text:style-name="P10"><text:s text:c="5"/>C <text:s text:c="23"/>Am</text:p>
      <text:p text:style-name="P10">Your faith was strong but you needed proof,</text:p>
      <text:p text:style-name="P10"><text:s text:c="4"/>C <text:s text:c="14"/>Am</text:p>
      <text:p text:style-name="P10">You saw her bathing on the roof,</text:p>
      <text:p text:style-name="P10"><text:s text:c="4"/>F <text:s text:c="13"/>G <text:s text:c="15"/>C <text:s text:c="3"/>G</text:p>
      <text:p text:style-name="P10">Her beauty and the moonlight overthrew you</text:p>
      <text:p text:style-name="P10"><text:s text:c="4"/>C <text:s text:c="12"/>F <text:s text:c="6"/>G</text:p>
      <text:p text:style-name="P10">She tied you to a kitchen chair,</text:p>
      <text:p text:style-name="P10"><text:s text:c="4"/>Am <text:s text:c="24"/>F</text:p>
      <text:p text:style-name="P10">She broke your throne, and she cut your hair,</text:p>
      <text:p text:style-name="P10"/>
      <text:p text:style-name="P10"><text:soft-page-break/><text:s text:c="4"/>G <text:s text:c="17"/>Em <text:s text:c="11"/>Am</text:p>
      <text:p text:style-name="P10">And from your lips she drew the Hallelujah</text:p>
      <text:h text:style-name="Heading_20_3" text:outline-level="3">[CHORUS]</text:h>
      <text:p text:style-name="P10"><text:s text:c="5"/>F <text:s text:c="10"/>Am <text:s text:c="9"/>F <text:s text:c="8"/>C <text:s/>G C</text:p>
      <text:p text:style-name="P10">Hallelujah, Hallelujah, Hallelujah, Hallelujah.</text:p>
      <text:p text:style-name="P10">Am C Am</text:p>
      <text:h text:style-name="Heading_20_3" text:outline-level="3">[VERSE 3]</text:h>
      <text:p text:style-name="P10"><text:s text:c="4"/>C <text:s text:c="9"/>Am</text:p>
      <text:p text:style-name="P10">Baby I've been here before</text:p>
      <text:p text:style-name="P10"><text:s text:c="5"/>C <text:s text:c="22"/>Am</text:p>
      <text:p text:style-name="P10">I've seen this room and I've walked this floor</text:p>
      <text:p text:style-name="P10"><text:s text:c="2"/>F <text:s text:c="12"/>G <text:s text:c="12"/>C <text:s text:c="9"/>G</text:p>
      <text:p text:style-name="P10">I used to live alone before I knew you</text:p>
      <text:p text:style-name="P10"><text:s text:c="3"/>C <text:s text:c="22"/>F <text:s text:c="5"/>G</text:p>
      <text:p text:style-name="P10">I've seen your flag on the marble arch</text:p>
      <text:p text:style-name="P10"><text:s text:c="4"/>Am <text:s text:c="19"/>F</text:p>
      <text:p text:style-name="P10">But love is not a victory march</text:p>
      <text:p text:style-name="P10"><text:s text:c="7"/>G <text:s text:c="14"/>Em <text:s text:c="9"/>Am</text:p>
      <text:p text:style-name="P10">It's a cold and it's a broken hallelujah</text:p>
      <text:h text:style-name="P6" text:outline-level="3">[CHORUS]</text:h>
      <text:p text:style-name="P10"><text:s text:c="5"/>F <text:s text:c="10"/>Am <text:s text:c="9"/>F <text:s text:c="8"/>C <text:s/>G C</text:p>
      <text:p text:style-name="P10">Hallelujah, Hallelujah, Hallelujah, Hallelujah.</text:p>
      <text:p text:style-name="P10">Am C Am</text:p>
      <text:h text:style-name="P6" text:outline-level="3">[VERSE 4]</text:h>
      <text:p text:style-name="P10"><text:s text:c="4"/>C <text:s text:c="13"/>Am </text:p>
      <text:p text:style-name="P10">You say I took the name in vain,</text:p>
      <text:p text:style-name="P10"><text:s text:c="4"/>C <text:s text:c="11"/>Am </text:p>
      <text:p text:style-name="P10">But I don't even know the name,</text:p>
      <text:p text:style-name="P10"><text:s text:c="4"/>F <text:s text:c="13"/>G <text:s text:c="16"/>C <text:s text:c="5"/>G </text:p>
      <text:p text:style-name="P10">But if I did, well really, what's it to you?</text:p>
      <text:p text:style-name="P10"/>
      <text:p text:style-name="P10"><text:soft-page-break/><text:s text:c="10"/>C <text:s text:c="16"/>F <text:s text:c="4"/>G </text:p>
      <text:p text:style-name="P10">There's a blaze of light in every word,</text:p>
      <text:p text:style-name="P10"><text:s text:c="3"/>Am <text:s text:c="12"/>F </text:p>
      <text:p text:style-name="P10">It doesn't matter which you heard:</text:p>
      <text:p text:style-name="P10"><text:s text:c="4"/>G <text:s text:c="10"/>Em <text:s text:c="9"/>Am </text:p>
      <text:p text:style-name="P10">The holy or the broken Hallelujah.</text:p>
      <text:h text:style-name="P6" text:outline-level="3">[CHORUS]</text:h>
      <text:p text:style-name="P10"><text:s text:c="5"/>F <text:s text:c="10"/>Am <text:s text:c="9"/>F <text:s text:c="8"/>C <text:s/>G C</text:p>
      <text:p text:style-name="P10">Hallelujah, Hallelujah, Hallelujah, Hallelujah.</text:p>
      <text:p text:style-name="P10">Am C Am</text:p>
      <text:h text:style-name="P6" text:outline-level="3">[VERSE 5]</text:h>
      <text:p text:style-name="P10"><text:s text:c="2"/>C <text:s text:c="14"/>Am</text:p>
      <text:p text:style-name="P10">I did my best, it wasn't much,</text:p>
      <text:p text:style-name="P10"><text:s text:c="2"/>C <text:s text:c="17"/>Am</text:p>
      <text:p text:style-name="P10">I couldn't feel so I tried to touch.</text:p>
      <text:p text:style-name="P10"/>
      <text:p text:style-name="P10"><text:s text:c="5"/>F <text:s text:c="16"/>G <text:s text:c="13"/>C <text:s text:c="5"/>G</text:p>
      <text:p text:style-name="P10">I've told the truth, I didn't come to fool you</text:p>
      <text:p text:style-name="P10"><text:s text:c="4"/>C <text:s text:c="13"/>F <text:s text:c="7"/>G</text:p>
      <text:p text:style-name="P10">And even though it all went wrong</text:p>
      <text:p text:style-name="P10"><text:s text:c="5"/>Am <text:s text:c="14"/>F</text:p>
      <text:p text:style-name="P10">I'll stand before the Lord of Song</text:p>
      <text:p text:style-name="P10"><text:s text:c="5"/>G <text:s text:c="12"/>Em <text:s text:c="12"/>Am</text:p>
      <text:p text:style-name="P10">With nothing on my tongue but Hallelujah.</text:p>
      <text:h text:style-name="P6" text:outline-level="3">[CHORUS]</text:h>
      <text:p text:style-name="P10"><text:s text:c="5"/>F <text:s text:c="10"/>Am <text:s text:c="9"/>F <text:s text:c="8"/>C <text:s/>G C</text:p>
      <text:p text:style-name="P10">Hallelujah, Hallelujah, Hallelujah, Hallelujah.</text:p>
      <text:p text:style-name="P10">Am C Am</text:p>
      <text:h text:style-name="P6" text:outline-level="3">[VERSE 6]</text:h>
      <text:p text:style-name="P10"><text:s text:c="6"/>C <text:s text:c="14"/>Am</text:p>
      <text:p text:style-name="P10">Well, maybe there's a God above</text:p>
      <text:p text:style-name="P10"><text:soft-page-break/><text:s text:c="4"/>C <text:s text:c="12"/>Am</text:p>
      <text:p text:style-name="P10">But all I've ever learned from love</text:p>
      <text:p text:style-name="P10"><text:s text:c="4"/>F <text:s text:c="14"/>G <text:s text:c="14"/>C <text:s text:c="6"/>G</text:p>
      <text:p text:style-name="P10">Was how to shoot at someone who outdrew you</text:p>
      <text:p text:style-name="P10"><text:s text:c="5"/>C <text:s text:c="17"/>F <text:s text:c="6"/>G</text:p>
      <text:p text:style-name="P10">It's not a cry that you hear at night</text:p>
      <text:p text:style-name="P10"><text:s text:c="5"/>Am <text:s text:c="16"/>F</text:p>
      <text:p text:style-name="P10">It's not somebody who's seen the light</text:p>
      <text:p text:style-name="P10"><text:s text:c="7"/>G <text:s text:c="14"/>Em <text:s text:c="9"/>Am</text:p>
      <text:p text:style-name="P10">It's a cold and it's a broken hallelujah</text:p>
      <text:p text:style-name="P10"/>
      <text:h text:style-name="P6" text:outline-level="3">[CHORUS x2]</text:h>
      <text:p text:style-name="P10"><text:s text:c="5"/>F <text:s text:c="10"/>Am <text:s text:c="9"/>F <text:s text:c="8"/>C <text:s text:c="2"/>G</text:p>
      <text:p text:style-name="P10">Hallelujah, Hallelujah, Hallelujah, Hallelujah,</text:p>
      <text:p text:style-name="P10"><text:s text:c="5"/>F <text:s text:c="10"/>Am <text:s text:c="9"/>F <text:s text:c="8"/>C <text:s/>G C</text:p>
      <text:p text:style-name="P10"><text:span text:style-name="T1">Hallelujah, Hallelujah, Hallelujah, Hallelujah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 style:writing-mode="page"/>
      <style:text-properties style:font-name="Courier New" fo:font-family="'Courier New'" style:font-style-name="Regular" style:font-pitch="variable" fo:font-size="17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ourier New1" fo:font-family="'Courier New'" style:font-style-name="Bold" style:font-pitch="variable" fo:font-size="22pt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cm" fo:margin-bottom="0cm" loext:contextual-spacing="false" style:writing-mode="page"/>
      <style:text-properties style:font-name="Courier New" fo:font-family="'Courier New'" style:font-style-name="Regular" style:font-pitch="variable" fo:font-size="18pt" fo:font-weight="normal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1cm" fo:margin-bottom="0.25cm" loext:contextual-spacing="false" fo:text-indent="0cm" style:auto-text-indent="false" style:writing-mode="page"/>
      <style:text-properties fo:color="#000000" style:font-name="Courier New1" fo:font-family="'Courier New'" style:font-style-name="Bold" style:font-pitch="variable" fo:font-size="18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59cm" fo:page-height="27.94cm" style:num-format="1" style:print-orientation="portrait" fo:margin-top="0.75cm" fo:margin-bottom="0.75cm" fo:margin-left="0.75cm" fo:margin-right="3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59cm" fo:page-height="27.94cm" style:num-format="1" style:print-orientation="portrait" fo:margin-top="0.75cm" fo:margin-bottom="0.75cm" fo:margin-left="3cm" fo:margin-right="0.7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1T21:32:21.074628903</meta:creation-date>
    <meta:print-date>2017-04-01T22:00:39.239114865</meta:print-date>
    <dc:date>2017-04-03T11:17:09.506630000</dc:date>
    <meta:editing-duration>PT18M54S</meta:editing-duration>
    <meta:editing-cycles>7</meta:editing-cycles>
    <meta:generator>LibreOffice/5.2.5.1$MacOSX_X86_64 LibreOffice_project/0312e1a284a7d50ca85a365c316c7abbf20a4d22</meta:generator>
    <meta:document-statistic meta:table-count="0" meta:image-count="0" meta:object-count="0" meta:page-count="5" meta:paragraph-count="109" meta:word-count="494" meta:character-count="3344" meta:non-whitespace-character-count="1802"/>
  </office:meta>
</office:document-meta>
</file>